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start="Circle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9cm" svg:height="3.506cm" svg:x="-1.2cm" svg:y="0cm" presentation:class="title" presentation:user-transformed="true">
          <draw:text-box>
            <text:p><text:span text:style-name="T1">Égère state machine</text:span></text:p>
          </draw:text-box>
        </draw:frame>
        <draw:custom-shape draw:style-name="gr1" draw:text-style-name="P3" xml:id="id1" draw:id="id1" draw:layer="layout" svg:width="2.2cm" svg:height="1.4cm" svg:x="12.6cm" svg:y="1.44cm">
          <text:p text:style-name="P2"><text:span text:style-name="T2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2cm" svg:y1="1.64cm" svg:x2="15.2cm" svg:y2="2.84cm">
          <text:p/>
        </draw:line>
        <draw:frame draw:style-name="gr3" draw:text-style-name="P4" draw:layer="layout" svg:width="4cm" svg:height="1.433cm" svg:x="15.6cm" svg:y="1.567cm">
          <draw:text-box>
            <text:p><text:span text:style-name="T3">Cmde cone stop</text:span></text:p>
            <text:p><text:span text:style-name="T3">Cmde aero stop</text:span></text:p>
            <text:p><text:span text:style-name="T3">Led alive 0.25s</text:span></text:p>
          </draw:text-box>
        </draw:frame>
        <draw:custom-shape draw:style-name="gr1" draw:text-style-name="P3" xml:id="id11" draw:id="id11" draw:layer="layout" svg:width="2.2cm" svg:height="1.4cm" svg:x="18.6cm" svg:y="6.44cm">
          <text:p text:style-name="P2"><text:span text:style-name="T2">parach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1.2cm" svg:y1="6.64cm" svg:x2="21.2cm" svg:y2="7.84cm">
          <text:p/>
        </draw:line>
        <draw:frame draw:style-name="gr3" draw:text-style-name="P4" draw:layer="layout" svg:width="4cm" svg:height="1.433cm" svg:x="21.6cm" svg:y="6.567cm">
          <draw:text-box>
            <text:p><text:span text:style-name="T3">Cmde cone stop</text:span></text:p>
            <text:p><text:span text:style-name="T3">Cmde aero stop</text:span></text:p>
            <text:p><text:span text:style-name="T3">Led open 1s</text:span></text:p>
          </draw:text-box>
        </draw:frame>
        <draw:custom-shape draw:style-name="gr1" draw:text-style-name="P3" xml:id="id2" draw:id="id2" draw:layer="layout" svg:width="2.2cm" svg:height="1.4cm" svg:x="12.6cm" svg:y="4.44cm">
          <text:p text:style-name="P2"><text:span text:style-name="T2">cone</text:span></text:p>
          <text:p text:style-name="P2"><text:span text:style-name="T2">ope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2cm" svg:y1="4.64cm" svg:x2="15.2cm" svg:y2="5.4cm">
          <text:p/>
        </draw:line>
        <draw:frame draw:style-name="gr3" draw:text-style-name="P4" draw:layer="layout" svg:width="4cm" svg:height="1.039cm" svg:x="15.6cm" svg:y="4.567cm">
          <draw:text-box>
            <text:p><text:span text:style-name="T3">Cmde cone open</text:span></text:p>
            <text:p><text:span text:style-name="T3">Time-out = 5s</text:span></text:p>
          </draw:text-box>
        </draw:frame>
        <draw:connector draw:style-name="gr4" draw:text-style-name="P2" draw:layer="layout" draw:type="line" svg:x1="13.735cm" svg:y1="0.457cm" svg:x2="13.7cm" svg:y2="1.44cm" draw:end-shape="id1" draw:end-glue-point="4" svg:d="m13735 457-35 983">
          <text:p/>
        </draw:connector>
        <draw:connector draw:style-name="gr5" draw:text-style-name="P5" draw:layer="layout" draw:type="line" svg:x1="13.7cm" svg:y1="2.84cm" svg:x2="13.7cm" svg:y2="4.44cm" draw:start-shape="id1" draw:start-glue-point="8" draw:end-shape="id2" draw:end-glue-point="4" svg:d="m13700 2840v1600">
          <text:p text:style-name="P2"><text:span text:style-name="T4">cone_closed</text:span></text:p>
        </draw:connector>
        <draw:custom-shape draw:style-name="gr1" draw:text-style-name="P3" xml:id="id3" draw:id="id3" draw:layer="layout" svg:width="2.2cm" svg:height="1.4cm" svg:x="5.4cm" svg:y="6.2cm">
          <text:p text:style-name="P2"><text:span text:style-name="T2">aero</text:span></text:p>
          <text:p text:style-name="P2"><text:span text:style-name="T2">ope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cm" svg:y1="6.4cm" svg:x2="8cm" svg:y2="8.4cm">
          <text:p/>
        </draw:line>
        <draw:frame draw:style-name="gr3" draw:text-style-name="P4" draw:layer="layout" svg:width="4cm" svg:height="2.221cm" svg:x="8.4cm" svg:y="6.327cm">
          <draw:text-box>
            <text:p><text:span text:style-name="T3">Cmde aero open</text:span></text:p>
            <text:p><text:span text:style-name="T3">Cmde cone stop</text:span></text:p>
            <text:p><text:span text:style-name="T3">Time-out = 5s</text:span></text:p>
            <text:p><text:span text:style-name="T3">Led alive 0.5s</text:span></text:p>
            <text:p><text:span text:style-name="T3">Led open 0.5s</text:span></text:p>
          </draw:text-box>
        </draw:frame>
        <draw:connector draw:style-name="gr5" draw:text-style-name="P5" draw:layer="layout" draw:type="curve" svg:x1="12.922cm" svg:y1="2.635cm" svg:x2="6.5cm" svg:y2="6.2cm" draw:start-shape="id1" draw:start-glue-point="7" draw:end-shape="id3" draw:end-glue-point="4" svg:d="m12922 2635c0 2829-6422 1047-6422 3565">
          <text:p text:style-name="P2"><text:span text:style-name="T4">cone_open</text:span></text:p>
        </draw:connector>
        <draw:connector draw:style-name="gr5" draw:text-style-name="P5" draw:layer="layout" draw:type="curve" svg:x1="12.6cm" svg:y1="5.14cm" svg:x2="7.278cm" svg:y2="6.405cm" draw:start-shape="id2" draw:start-glue-point="6" draw:end-shape="id3" draw:end-glue-point="11" svg:d="m12600 5140c-3548 0-5322 421-5322 1265">
          <text:p text:style-name="P2"><text:span text:style-name="T4">cone_open</text:span></text:p>
        </draw:connector>
        <draw:custom-shape draw:style-name="gr1" draw:text-style-name="P3" xml:id="id4" draw:id="id4" draw:layer="layout" svg:width="2.2cm" svg:height="1.4cm" svg:x="5.4cm" svg:y="9.24cm">
          <text:p text:style-name="P2"><text:span text:style-name="T2">aero</text:span></text:p>
          <text:p text:style-name="P2"><text:span text:style-name="T2">op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cm" svg:y1="9.44cm" svg:x2="8cm" svg:y2="10cm">
          <text:p/>
        </draw:line>
        <draw:frame draw:style-name="gr3" draw:text-style-name="P4" draw:layer="layout" svg:width="4cm" svg:height="0.645cm" svg:x="8.4cm" svg:y="9.367cm">
          <draw:text-box>
            <text:p><text:span text:style-name="T3">Cmde aero stop</text:span></text:p>
          </draw:text-box>
        </draw:frame>
        <draw:custom-shape draw:style-name="gr1" draw:text-style-name="P3" xml:id="id5" draw:id="id5" draw:layer="layout" svg:width="2.2cm" svg:height="1.4cm" svg:x="5.4cm" svg:y="12.24cm">
          <text:p text:style-name="P2"><text:span text:style-name="T2">cone</text:span></text:p>
          <text:p text:style-name="P2"><text:span text:style-name="T2">clo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cm" svg:y1="12.44cm" svg:x2="8cm" svg:y2="13cm">
          <text:p/>
        </draw:line>
        <draw:frame draw:style-name="gr3" draw:text-style-name="P4" draw:layer="layout" svg:width="4cm" svg:height="0.645cm" svg:x="8.4cm" svg:y="12.367cm">
          <draw:text-box>
            <text:p><text:span text:style-name="T3">Time-out = 5s</text:span></text:p>
          </draw:text-box>
        </draw:frame>
        <draw:connector draw:style-name="gr5" draw:text-style-name="P5" draw:layer="layout" draw:type="curve" svg:x1="6.5cm" svg:y1="7.6cm" svg:x2="6.5cm" svg:y2="9.24cm" draw:start-shape="id3" draw:start-glue-point="8" draw:end-shape="id4" draw:end-glue-point="4" svg:d="m6500 7600v1640">
          <text:p text:style-name="P2"><text:span text:style-name="T4">time_out</text:span></text:p>
        </draw:connector>
        <draw:custom-shape draw:style-name="gr1" draw:text-style-name="P3" xml:id="id6" draw:id="id6" draw:layer="layout" svg:width="2.2cm" svg:height="1.4cm" svg:x="5.4cm" svg:y="15cm">
          <text:p text:style-name="P2"><text:span text:style-name="T2">cone</text:span></text:p>
          <text:p text:style-name="P2"><text:span text:style-name="T2">clo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cm" svg:y1="15.2cm" svg:x2="8cm" svg:y2="16.8cm">
          <text:p/>
        </draw:line>
        <draw:frame draw:style-name="gr3" draw:text-style-name="P4" draw:layer="layout" svg:width="4cm" svg:height="1.827cm" svg:x="8.4cm" svg:y="15.127cm">
          <draw:text-box>
            <text:p><text:span text:style-name="T3">Cmde cone close</text:span></text:p>
            <text:p><text:span text:style-name="T3">Time-out = 1s</text:span></text:p>
            <text:p><text:span text:style-name="T3">Led alive 0.1s</text:span></text:p>
            <text:p><text:span text:style-name="T3">Led open off</text:span></text:p>
          </draw:text-box>
        </draw:frame>
        <draw:connector draw:style-name="gr5" draw:text-style-name="P5" draw:layer="layout" draw:type="curve" svg:x1="6.5cm" svg:y1="10.64cm" svg:x2="6.5cm" svg:y2="12.24cm" draw:start-shape="id4" draw:start-glue-point="8" draw:end-shape="id5" draw:end-glue-point="4" svg:d="m6500 10640v1600">
          <text:p text:style-name="P2"><text:span text:style-name="T4">cone_closed</text:span></text:p>
        </draw:connector>
        <draw:custom-shape draw:style-name="gr1" draw:text-style-name="P3" xml:id="id7" draw:id="id7" draw:layer="layout" svg:width="2.2cm" svg:height="1.4cm" svg:x="12.6cm" svg:y="17.84cm">
          <text:p text:style-name="P2"><text:span text:style-name="T2">wai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2cm" svg:y1="18.04cm" svg:x2="15.2cm" svg:y2="19cm">
          <text:p/>
        </draw:line>
        <draw:connector draw:style-name="gr5" draw:text-style-name="P5" draw:layer="layout" draw:type="curve" svg:x1="6.5cm" svg:y1="13.64cm" svg:x2="6.5cm" svg:y2="15cm" draw:start-shape="id5" draw:start-glue-point="8" draw:end-shape="id6" draw:end-glue-point="4" svg:d="m6500 13640v1360">
          <text:p text:style-name="P2"><text:span text:style-name="T4">time_out</text:span></text:p>
        </draw:connector>
        <draw:connector draw:style-name="gr5" draw:text-style-name="P5" draw:layer="layout" draw:type="curve" svg:x1="13.7cm" svg:y1="5.84cm" svg:x2="7.278cm" svg:y2="15.205cm" draw:start-shape="id2" draw:start-glue-point="8" draw:end-shape="id6" draw:end-glue-point="11" svg:d="m13700 5840c0 6871-6422 2189-6422 9365">
          <text:p text:style-name="P2"><text:span text:style-name="T4">time_out</text:span></text:p>
        </draw:connector>
        <draw:custom-shape draw:style-name="gr1" draw:text-style-name="P3" xml:id="id8" draw:id="id8" draw:layer="layout" svg:width="2.2cm" svg:height="1.4cm" svg:x="18.6cm" svg:y="14.84cm">
          <text:p text:style-name="P2"><text:span text:style-name="T2">f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1.2cm" svg:y1="15.04cm" svg:x2="21.2cm" svg:y2="16.8cm">
          <text:p/>
        </draw:line>
        <draw:frame draw:style-name="gr3" draw:text-style-name="P4" draw:layer="layout" svg:width="4cm" svg:height="1.827cm" svg:x="21.6cm" svg:y="14.967cm">
          <draw:text-box>
            <text:p><text:span text:style-name="T3">Cmde cone close</text:span></text:p>
            <text:p><text:span text:style-name="T3">Cmde aero close</text:span></text:p>
            <text:p><text:span text:style-name="T3">Time-out = flight-time</text:span></text:p>
            <text:p><text:span text:style-name="T3">Led alive 0.1s</text:span></text:p>
          </draw:text-box>
        </draw:frame>
        <draw:connector draw:style-name="gr5" draw:text-style-name="P5" draw:layer="layout" draw:type="curve" svg:x1="6.5cm" svg:y1="16.4cm" svg:x2="12.6cm" svg:y2="18.54cm" draw:start-shape="id6" draw:start-glue-point="8" draw:end-shape="id7" draw:end-glue-point="6" svg:d="m6500 16400c0 1427 2033 2140 6100 2140">
          <text:p text:style-name="P2"><text:span text:style-name="T4">time_out</text:span></text:p>
        </draw:connector>
        <draw:custom-shape draw:style-name="gr1" draw:text-style-name="P3" xml:id="id9" draw:id="id9" draw:layer="layout" svg:width="2.2cm" svg:height="1.4cm" svg:x="18.6cm" svg:y="12cm">
          <text:p text:style-name="P2"><text:span text:style-name="T2">cone</text:span></text:p>
          <text:p text:style-name="P2"><text:span text:style-name="T2">op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1.2cm" svg:y1="12.2cm" svg:x2="21.2cm" svg:y2="13.8cm">
          <text:p/>
        </draw:line>
        <draw:frame draw:style-name="gr3" draw:text-style-name="P4" draw:layer="layout" svg:width="4cm" svg:height="1.827cm" svg:x="21.6cm" svg:y="12.127cm">
          <draw:text-box>
            <text:p><text:span text:style-name="T3">Cmde cone open</text:span></text:p>
            <text:p><text:span text:style-name="T3">Cmde aero stop</text:span></text:p>
            <text:p><text:span text:style-name="T3">Time-out = 0.1s</text:span></text:p>
            <text:p><text:span text:style-name="T3">Led open 0.1s</text:span></text:p>
          </draw:text-box>
        </draw:frame>
        <draw:connector draw:style-name="gr5" draw:text-style-name="P5" draw:layer="layout" draw:type="curve" svg:x1="13.7cm" svg:y1="17.84cm" svg:x2="19.7cm" svg:y2="16.24cm" draw:start-shape="id7" draw:start-glue-point="4" draw:end-shape="id8" draw:end-glue-point="8" svg:d="m13700 17840c0-1198 6000-399 6000-1600">
          <text:p text:style-name="P2"><text:span text:style-name="T4">take_off</text:span></text:p>
        </draw:connector>
        <draw:frame draw:style-name="gr3" draw:text-style-name="P4" draw:layer="layout" svg:width="4cm" svg:height="1.039cm" svg:x="15.737cm" svg:y="17.943cm">
          <draw:text-box>
            <text:p><text:span text:style-name="T3">Cmde cone stop</text:span></text:p>
            <text:p><text:span text:style-name="T3">Led alive 1s</text:span></text:p>
          </draw:text-box>
        </draw:frame>
        <draw:custom-shape draw:style-name="gr1" draw:text-style-name="P3" xml:id="id10" draw:id="id10" draw:layer="layout" svg:width="2.2cm" svg:height="1.4cm" svg:x="18.6cm" svg:y="9.2cm">
          <text:p text:style-name="P2"><text:span text:style-name="T2">brak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1.2cm" svg:y1="9.4cm" svg:x2="21.2cm" svg:y2="10.6cm">
          <text:p/>
        </draw:line>
        <draw:frame draw:style-name="gr3" draw:text-style-name="P4" draw:layer="layout" svg:width="4cm" svg:height="1.433cm" svg:x="21.6cm" svg:y="9.327cm">
          <draw:text-box>
            <text:p><text:span text:style-name="T3">Cmde cone stop</text:span></text:p>
            <text:p><text:span text:style-name="T3">Cmde aero open</text:span></text:p>
            <text:p><text:span text:style-name="T3">Time-out = 0.1s</text:span></text:p>
          </draw:text-box>
        </draw:frame>
        <draw:connector draw:style-name="gr5" draw:text-style-name="P5" draw:layer="layout" draw:type="curve" svg:x1="19.7cm" svg:y1="14.84cm" svg:x2="19.7cm" svg:y2="13.4cm" draw:start-shape="id8" draw:start-glue-point="4" draw:end-shape="id9" draw:end-glue-point="8" svg:d="m19700 14840v-1440">
          <text:p text:style-name="P2"><text:span text:style-name="T4">time_out</text:span></text:p>
        </draw:connector>
        <draw:connector draw:style-name="gr5" draw:text-style-name="P5" draw:layer="layout" draw:type="curve" svg:x1="18.922cm" svg:y1="12.205cm" svg:x2="18.922cm" svg:y2="10.395cm" draw:start-shape="id9" draw:start-glue-point="5" draw:end-shape="id10" draw:end-glue-point="7" svg:d="m18922 12205v-1810">
          <text:p text:style-name="P2"><text:span text:style-name="T4">time_out</text:span></text:p>
        </draw:connector>
        <draw:connector draw:style-name="gr5" draw:text-style-name="P5" draw:layer="layout" draw:type="curve" svg:x1="20.478cm" svg:y1="10.395cm" svg:x2="20.478cm" svg:y2="12.205cm" draw:start-shape="id10" draw:start-glue-point="9" draw:end-shape="id9" draw:end-glue-point="11" svg:d="m20478 10395v1810">
          <text:p text:style-name="P2"><text:span text:style-name="T4">time_out</text:span></text:p>
        </draw:connector>
        <draw:connector draw:style-name="gr5" draw:text-style-name="P5" draw:layer="layout" draw:type="curve" svg:x1="19.7cm" svg:y1="9.2cm" svg:x2="19.7cm" svg:y2="7.84cm" draw:start-shape="id10" draw:start-glue-point="4" draw:end-shape="id11" draw:end-glue-point="8" svg:d="m19700 9200v-1360">
          <text:p text:style-name="P2"><text:span text:style-name="T4">cone_open</text:span></text:p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nn GOUY</meta:initial-creator>
    <meta:creation-date>2012-10-03T18:48:57</meta:creation-date>
    <dc:date>2013-03-29T17:08:43</dc:date>
    <dc:creator>Yann GOUY</dc:creator>
    <meta:editing-duration>PT3H11M1S</meta:editing-duration>
    <meta:editing-cycles>8</meta:editing-cycles>
    <meta:generator>LibreOffice/3.6$Linux_X86_64 LibreOffice_project/360m1$Build-2</meta:generator>
    <meta:document-statistic meta:object-count="71"/>
  </office:meta>
</office:document-meta>
</file>